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3" style:family="table-row">
      <style:table-row-properties style:min-row-height="0.3375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italic" style:text-underline-style="none" fo:font-weight="bold" officeooo:rsid="0017f21e" officeooo:paragraph-rsid="0017f21e" style:font-style-asian="italic" style:font-weight-asian="bold" style:font-style-complex="italic" style:font-weight-complex="bold"/>
    </style:style>
    <style:style style:name="P2" style:family="paragraph" style:parent-style-name="Text_20_body">
      <style:text-properties fo:font-style="normal" fo:font-weight="normal" officeooo:rsid="00179609" officeooo:paragraph-rsid="00179609" style:font-style-asian="normal" style:font-weight-asian="normal" style:font-style-complex="normal" style:font-weight-complex="normal"/>
    </style:style>
    <style:style style:name="P3" style:family="paragraph" style:parent-style-name="Text_20_body">
      <style:text-properties fo:font-style="normal" style:text-underline-style="none" fo:font-weight="normal" officeooo:rsid="00179609" officeooo:paragraph-rsid="00179609" style:font-style-asian="normal" style:font-weight-asian="normal" style:font-style-complex="normal" style:font-weight-complex="normal"/>
    </style:style>
    <style:style style:name="P4" style:family="paragraph" style:parent-style-name="Text_20_body">
      <style:text-properties fo:font-style="normal" style:text-underline-style="none" fo:font-weight="normal" officeooo:rsid="00190462" officeooo:paragraph-rsid="00190462" style:font-style-asian="normal" style:font-weight-asian="normal" style:font-style-complex="normal" style:font-weight-complex="normal"/>
    </style:style>
    <style:style style:name="P5" style:family="paragraph" style:parent-style-name="Text_20_body">
      <style:text-properties fo:font-style="normal" style:text-underline-style="none" fo:font-weight="normal" officeooo:rsid="001c23eb" officeooo:paragraph-rsid="001c23eb" style:font-style-asian="normal" style:font-weight-asian="normal" style:font-style-complex="normal" style:font-weight-complex="normal"/>
    </style:style>
    <style:style style:name="P6" style:family="paragraph" style:parent-style-name="Text_20_body">
      <style:text-properties officeooo:paragraph-rsid="001c23eb"/>
    </style:style>
    <style:style style:name="P7" style:family="paragraph" style:parent-style-name="Subtitle">
      <style:text-properties officeooo:rsid="00179609" officeooo:paragraph-rsid="00179609"/>
    </style:style>
    <style:style style:name="P8" style:family="paragraph" style:parent-style-name="Text_20_body" style:list-style-name="L1">
      <style:text-properties fo:font-style="italic" fo:font-weight="bold" officeooo:rsid="001606e6" officeooo:paragraph-rsid="001606e6" style:font-style-asian="italic" style:font-weight-asian="bold" style:font-style-complex="italic" style:font-weight-complex="bold"/>
    </style:style>
    <style:style style:name="P9" style:family="paragraph" style:parent-style-name="Text_20_body" style:list-style-name="L2">
      <style:text-properties fo:font-style="italic" fo:font-weight="bold" officeooo:rsid="00179609" officeooo:paragraph-rsid="00179609" style:font-style-asian="italic" style:font-weight-asian="bold" style:font-style-complex="italic" style:font-weight-complex="bold"/>
    </style:style>
    <style:style style:name="P10" style:family="paragraph" style:parent-style-name="Text_20_body" style:list-style-name="L3">
      <style:text-properties fo:font-style="italic" fo:font-weight="bold" officeooo:rsid="00179609" officeooo:paragraph-rsid="00179609" style:font-style-asian="italic" style:font-weight-asian="bold" style:font-style-complex="italic" style:font-weight-complex="bold"/>
    </style:style>
    <style:style style:name="P11" style:family="paragraph" style:parent-style-name="Text_20_body" style:list-style-name="L6">
      <style:text-properties fo:font-style="italic" fo:font-weight="bold" officeooo:paragraph-rsid="001ca5e5" style:font-style-asian="italic" style:font-weight-asian="bold" style:font-style-complex="italic" style:font-weight-complex="bold"/>
    </style:style>
    <style:style style:name="P12" style:family="paragraph" style:parent-style-name="Text_20_body" style:list-style-name="L7">
      <style:text-properties fo:font-style="italic" fo:font-weight="bold" officeooo:paragraph-rsid="001ca5e5" style:font-style-asian="italic" style:font-weight-asian="bold" style:font-style-complex="italic" style:font-weight-complex="bold"/>
    </style:style>
    <style:style style:name="P13" style:family="paragraph" style:parent-style-name="Text_20_body" style:list-style-name="L4">
      <style:text-properties fo:font-style="italic" style:text-underline-style="none" fo:font-weight="bold" officeooo:rsid="0017f21e" officeooo:paragraph-rsid="0017f21e" style:font-style-asian="italic" style:font-weight-asian="bold" style:font-style-complex="italic" style:font-weight-complex="bold"/>
    </style:style>
    <style:style style:name="P14" style:family="paragraph" style:parent-style-name="Text_20_body" style:list-style-name="L5">
      <style:text-properties fo:font-style="italic" style:text-underline-style="none" fo:font-weight="bold" officeooo:paragraph-rsid="001ca5e5" style:font-style-asian="italic" style:font-weight-asian="bold" style:font-style-complex="italic" style:font-weight-complex="bold"/>
    </style:style>
    <style:style style:name="P15" style:family="paragraph" style:parent-style-name="Text_20_body">
      <style:text-properties officeooo:rsid="00179609" officeooo:paragraph-rsid="001606e6"/>
    </style:style>
    <style:style style:name="P16" style:family="paragraph" style:parent-style-name="Text_20_body">
      <style:text-properties fo:font-style="normal" officeooo:rsid="00179609" officeooo:paragraph-rsid="00179609" style:font-style-asian="normal" style:font-style-complex="normal"/>
    </style:style>
    <style:style style:name="P17" style:family="paragraph" style:parent-style-name="Text_20_body">
      <style:text-properties fo:font-style="normal" style:text-underline-style="none" fo:font-weight="normal" officeooo:rsid="001f467b" officeooo:paragraph-rsid="001f467b"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0206f2f" officeooo:paragraph-rsid="00206f2f" style:font-style-asian="normal" style:font-weight-asian="normal" style:font-style-complex="normal" style:font-weight-complex="normal"/>
    </style:style>
    <style:style style:name="P19" style:family="paragraph" style:parent-style-name="Text_20_body">
      <style:text-properties fo:font-style="normal" fo:font-weight="normal" officeooo:rsid="002a228a" officeooo:paragraph-rsid="002a228a" style:font-style-asian="normal" style:font-weight-asian="normal" style:font-style-complex="normal" style:font-weight-complex="normal"/>
    </style:style>
    <style:style style:name="P20" style:family="paragraph" style:parent-style-name="Text_20_body" style:list-style-name="L7">
      <style:text-properties officeooo:paragraph-rsid="00224815"/>
    </style:style>
    <style:style style:name="P21" style:family="paragraph" style:parent-style-name="Text_20_body">
      <style:text-properties officeooo:paragraph-rsid="00224815"/>
    </style:style>
    <style:style style:name="P22" style:family="paragraph" style:parent-style-name="Text_20_body" style:list-style-name="L8">
      <style:text-properties officeooo:paragraph-rsid="00224815"/>
    </style:style>
    <style:style style:name="P23" style:family="paragraph" style:parent-style-name="Text_20_body" style:list-style-name="L9">
      <style:text-properties officeooo:paragraph-rsid="002387d3"/>
    </style:style>
    <style:style style:name="P24" style:family="paragraph" style:parent-style-name="Subtitle">
      <style:text-properties officeooo:rsid="00179609" officeooo:paragraph-rsid="00179609"/>
    </style:style>
    <style:style style:name="P25" style:family="paragraph" style:parent-style-name="Heading_20_1">
      <style:text-properties officeooo:rsid="001c23eb" officeooo:paragraph-rsid="001c23eb"/>
    </style:style>
    <style:style style:name="P26" style:family="paragraph" style:parent-style-name="Heading_20_1">
      <style:text-properties officeooo:rsid="00224815" officeooo:paragraph-rsid="00224815"/>
    </style:style>
    <style:style style:name="P27" style:family="paragraph" style:parent-style-name="Heading_20_1">
      <style:text-properties officeooo:rsid="002387d3" officeooo:paragraph-rsid="002387d3"/>
    </style:style>
    <style:style style:name="P28" style:family="paragraph" style:parent-style-name="Table_20_Contents">
      <style:paragraph-properties fo:text-align="center" style:justify-single-word="false"/>
      <style:text-properties officeooo:rsid="0023fe23" officeooo:paragraph-rsid="0023fe23"/>
    </style:style>
    <style:style style:name="P29" style:family="paragraph" style:parent-style-name="Table_20_Contents">
      <style:paragraph-properties fo:text-align="center" style:justify-single-word="false"/>
      <style:text-properties fo:font-style="italic" fo:font-weight="bold" officeooo:rsid="0023fe23" officeooo:paragraph-rsid="0023fe23" style:font-style-asian="italic" style:font-weight-asian="bold" style:font-style-complex="italic" style:font-weight-complex="bold"/>
    </style:style>
    <style:style style:name="P30" style:family="paragraph" style:parent-style-name="Table_20_Contents">
      <style:paragraph-properties fo:text-align="center" style:justify-single-word="false"/>
      <style:text-properties fo:font-style="italic" fo:font-weight="bold" officeooo:rsid="00275ad3" officeooo:paragraph-rsid="00275ad3" style:font-style-asian="italic" style:font-weight-asian="bold" style:font-style-complex="italic" style:font-weight-complex="bold"/>
    </style:style>
    <style:style style:name="P31" style:family="paragraph" style:parent-style-name="Table_20_Contents">
      <style:paragraph-properties fo:text-align="center" style:justify-single-word="false"/>
      <style:text-properties fo:font-style="italic" fo:font-weight="bold" officeooo:rsid="002b541b" officeooo:paragraph-rsid="002b541b" style:font-style-asian="italic" style:font-weight-asian="bold" style:font-style-complex="italic"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rsid="00275ad3" officeooo:paragraph-rsid="00275ad3"/>
    </style:style>
    <style:style style:name="P34" style:family="paragraph" style:parent-style-name="Table_20_Contents">
      <style:paragraph-properties fo:text-align="center" style:justify-single-word="false"/>
      <style:text-properties officeooo:rsid="002854b9" officeooo:paragraph-rsid="002854b9"/>
    </style:style>
    <style:style style:name="P35" style:family="paragraph" style:parent-style-name="Table_20_Contents">
      <style:paragraph-properties fo:text-align="center" style:justify-single-word="false"/>
      <style:text-properties officeooo:rsid="002b541b" officeooo:paragraph-rsid="002b541b"/>
    </style:style>
    <style:style style:name="P36" style:family="paragraph" style:parent-style-name="Table_20_Contents">
      <style:paragraph-properties fo:text-align="center" style:justify-single-word="false"/>
      <style:text-properties officeooo:rsid="002d2729" officeooo:paragraph-rsid="002d27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328e" style:font-style-asian="normal" style:font-weight-asian="normal" style:font-style-complex="normal" style:font-weight-complex="normal"/>
    </style:style>
    <style:style style:name="T3" style:family="text">
      <style:text-properties fo:font-style="normal" fo:font-weight="normal" officeooo:rsid="00183f92" style:font-style-asian="normal" style:font-weight-asian="normal" style:font-style-complex="normal" style:font-weight-complex="normal"/>
    </style:style>
    <style:style style:name="T4" style:family="text">
      <style:text-properties fo:font-style="normal" fo:font-weight="normal" officeooo:rsid="00190462" style:font-style-asian="normal" style:font-weight-asian="normal" style:font-style-complex="normal" style:font-weight-complex="normal"/>
    </style:style>
    <style:style style:name="T5" style:family="text">
      <style:text-properties fo:font-style="italic" style:text-underline-style="none" fo:font-weight="bold" officeooo:rsid="001ca5e5" style:font-style-asian="italic" style:font-weight-asian="bold" style:font-style-complex="italic" style:font-weight-complex="bold"/>
    </style:style>
    <style:style style:name="T6" style:family="text">
      <style:text-properties fo:font-style="italic" style:text-underline-style="none" fo:font-weight="bold" officeooo:rsid="00224815" style:font-style-asian="italic" style:font-weight-asian="bold" style:font-style-complex="italic" style:font-weight-complex="bold"/>
    </style:style>
    <style:style style:name="T7" style:family="text">
      <style:text-properties fo:font-style="italic" style:text-underline-style="none" fo:font-weight="bold" officeooo:rsid="002387d3" style:font-style-asian="italic" style:font-weight-asian="bold" style:font-style-complex="italic" style:font-weight-complex="bold"/>
    </style:style>
    <style:style style:name="T8" style:family="text">
      <style:text-properties officeooo:rsid="0018328e"/>
    </style:style>
    <style:style style:name="T9" style:family="text">
      <style:text-properties officeooo:rsid="001a886a"/>
    </style:style>
    <style:style style:name="T10" style:family="text">
      <style:text-properties officeooo:rsid="001ca5e5"/>
    </style:style>
    <style:style style:name="T11" style:family="text">
      <style:text-properties officeooo:rsid="00206f2f"/>
    </style:style>
    <style:style style:name="T12" style:family="text">
      <style:text-properties style:text-underline-style="none"/>
    </style:style>
    <style:style style:name="T13" style:family="text">
      <style:text-properties style:text-underline-style="none" officeooo:rsid="001ca5e5"/>
    </style:style>
    <style:style style:name="T14" style:family="text">
      <style:text-properties style:text-underline-style="none" officeooo:rsid="00224815"/>
    </style:style>
    <style:style style:name="T15" style:family="text">
      <style:text-properties style:text-underline-style="none" officeooo:rsid="002387d3"/>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 194-15 Assignment 1: Measuring CPU Performance </text:p>
      <text:p text:style-name="P7">Siddharth Seth</text:p>
      <text:p text:style-name="P7">September 13, 2016</text:p>
      <text:p text:style-name="Text_20_body"/>
      <text:h text:style-name="Heading_20_1" text:outline-level="1">1.3 Tasks</text:h>
      <text:list xml:id="list148237408366421706" text:style-name="L1">
        <text:list-item>
          <text:p text:style-name="P8">With -O2 enabled, how many cycles does it take to compute the sum?</text:p>
        </text:list-item>
      </text:list>
      <text:p text:style-name="P15">It takes around 11,200 cycles on average to compute the sum with -O2 enabled.</text:p>
      <text:list xml:id="list7153340312982848160" text:style-name="L2">
        <text:list-item>
          <text:p text:style-name="P9">Without -O2 enabled, how many cycles does it take to compute the sum?</text:p>
        </text:list-item>
      </text:list>
      <text:p text:style-name="P16">It takes around 71,100 cycles on average to compute the sum without -O2 enabled. -O2 tells the compiler to run most standard optimizations.</text:p>
      <text:list xml:id="list7342980767159635276" text:style-name="L3">
        <text:list-item>
          <text:p text:style-name="P10">With -O2 enabled, how many cycles does it take to compute the sum if you don’t print the result?</text:p>
        </text:list-item>
      </text:list>
      <text:p text:style-name="P2">It takes around 1,100 cycles on average to compute the sum with -O2 enabled and without printing.</text:p>
      <text:list xml:id="list205419704809811" text:continue-numbering="true" text:style-name="L3">
        <text:list-item>
          <text:p text:style-name="P10">Without -O2 enabled, how many cycles does it take to compute the sum if you don’t print the result?</text:p>
        </text:list-item>
      </text:list>
      <text:p text:style-name="P3">Similarly, it takes around 71,<text:span text:style-name="T8">1</text:span>00 cycles on average to compute the sum without -O2 enabled and without printing.</text:p>
      <text:p text:style-name="P1">Configurations <text:span text:style-name="T8">(on average)</text:span>:</text:p>
      <text:list xml:id="list8392968403470894583" text:style-name="L4">
        <text:list-item>
          <text:p text:style-name="P13">O2 on, printing, user input: <text:span text:style-name="T2">11,200 cycles</text:span></text:p>
        </text:list-item>
        <text:list-item>
          <text:p text:style-name="P13">O2 on, printing, hardcoded:<text:span text:style-name="T1"> </text:span><text:span text:style-name="T2">1,000 cycles</text:span></text:p>
        </text:list-item>
        <text:list-item>
          <text:p text:style-name="P13">O2 on, not printing, user input: <text:span text:style-name="T2">1,</text:span><text:span text:style-name="T3">1</text:span><text:span text:style-name="T2">00 cycles</text:span></text:p>
        </text:list-item>
        <text:list-item>
          <text:p text:style-name="P13">O2 on, not printing, hardcoded:<text:span text:style-name="T1"> </text:span><text:span text:style-name="T2">1,000 cycles</text:span></text:p>
        </text:list-item>
        <text:list-item>
          <text:p text:style-name="P13">O2 off, printing, user input:<text:span text:style-name="T1"> </text:span><text:span text:style-name="T2">71,</text:span><text:span text:style-name="T4">2</text:span><text:span text:style-name="T2">00 cycles</text:span></text:p>
        </text:list-item>
        <text:list-item>
          <text:p text:style-name="P13">O2 off, printing, hardcoded: <text:span text:style-name="T2">7</text:span><text:span text:style-name="T4">5</text:span><text:span text:style-name="T2">,000 cycles</text:span></text:p>
        </text:list-item>
        <text:list-item>
          <text:p text:style-name="P13">O2 off, not printing, user input: <text:span text:style-name="T2">71,</text:span><text:span text:style-name="T4">2</text:span><text:span text:style-name="T2">00 cycles</text:span></text:p>
        </text:list-item>
        <text:list-item>
          <text:p text:style-name="P13">O2 off, not printing, hardcoded: <text:span text:style-name="T2">75,000 cycles</text:span></text:p>
        </text:list-item>
      </text:list>
      <text:p text:style-name="P4"><text:soft-page-break/><text:tab/><text:span text:style-name="T10">The</text:span> first thing we looked at was the <text:span text:style-name="T9">performance of the -O2 optimization. Looking at the results, the optimization clearly improves the performance significantly because it turns on standard optimizations compared to no optimization at all. Next, we looked at the effect when we print out the sum compared to not printing it out. Not printing out the sum had either better or similar results; I think that the processor optimizes the compiled code when it sees that the variable isn't used at all after computation. Finally, we looked at the performance when accepting user input compared to hardcoding the range. The results were interesting because with -O2 enabled, the hardcoded version took less cycles but with -O2 off, the hardcoded version took more cycles. I believe that in general, the hardcoded version should be more efficient because the compiler knows what the variable will be so it can make optimizations with that knowledge.</text:span></text:p>
      <text:p text:style-name="P5"><text:tab/>The most accurate way of timing the computation for the sum would be to look at the method that is the most efficient because it will be the most optimized, and we will only be looking at the cycles needed to calculate the sum. If we looked at less optimized versions, there may be more cycles because the compiled code needs to do extra steps. The quickest and most accurate configuration would be with -O2 enabled, no printing, and hardcoding the range.</text:p>
      <text:p text:style-name="P5"><text:tab/>When we are looking at “atoi(argv[1])”, we are getting the user inputs from the command line and saving it as an integer. The “argv[1]” gets the first input from the char array. The function “atoi()” takes in a string and converts it to its integer representation.</text:p>
      <text:h text:style-name="P25" text:outline-level="1">2.3 Tasks</text:h>
      <text:p text:style-name="P6"/>
      <text:list xml:id="list6870769658672545307" text:style-name="L5">
        <text:list-item>
          <text:p text:style-name="P14"><text:span text:style-name="T10">Explain how this pointer chasing benchmark measures the time between requesting and obtaining a value from memory (i.e. the memory latency). (2 points)</text:span></text:p>
        </text:list-item>
      </text:list>
      <text:p text:style-name="P17">The definition of memory latency according to the assignment is the length of time between requesting and obtaining a value from memory. This benchmark basically requests to read a value from the array and releases it immediately after obtaining it for an extremely large number of steps. <text:span text:style-name="T11">We also access different regions of memory since the length N can be large. </text:span>By calculating the average <text:span text:style-name="T11">over the course of 2^20 steps</text:span>, we can get an accurate time measure for memory latency. </text:p>
      <text:list xml:id="list5324559596281280954" text:style-name="L6">
        <text:list-item>
          <text:p text:style-name="P11"><text:span text:style-name="T13">How many bytes in memory is an int array of length N on the computer you are running on? (1 point)</text:span></text:p>
        </text:list-item>
      </text:list>
      <text:p text:style-name="P18">When running “sizeof(int)” on my computer, I get 4 bytes. Therefore, an int array of length N will be 4N bytes in memory.</text:p>
      <text:list xml:id="list7137567361862618490" text:style-name="L7">
        <text:list-item>
          <text:p text:style-name="P12"><text:span text:style-name="T13">Generate a plot showing the relationship between the average number of cycles to execute a step (vertical axis) and the size in bytes of the array (horizontal axis). Vary the size of the array from 32 kilobytes to 8 megabytes. (32 points)</text:span></text:p>
        </text:list-item>
      </text:list>
      <table:table table:name="Table1" table:style-name="Table1">
        <table:table-column table:style-name="Table1.A" table:number-columns-repeated="2"/>
        <table:table-row table:style-name="Table1.1">
          <table:table-cell table:style-name="Table1.A1" office:value-type="string">
            <text:p text:style-name="P29">Size in bytes of array</text:p>
          </table:table-cell>
          <table:table-cell table:style-name="Table1.B1" office:value-type="string">
            <text:p text:style-name="P29">Average number of cycles for a step</text:p>
          </table:table-cell>
        </table:table-row>
        <text:soft-page-break/>
        <table:table-row>
          <table:table-cell table:style-name="Table1.A2" office:value-type="string">
            <text:p text:style-name="P28">32,000</text:p>
          </table:table-cell>
          <table:table-cell table:style-name="Table1.B2" office:value-type="string">
            <text:p text:style-name="P35">5.013511</text:p>
          </table:table-cell>
        </table:table-row>
        <table:table-row>
          <table:table-cell table:style-name="Table1.A2" office:value-type="string">
            <text:p text:style-name="P28">828,800</text:p>
          </table:table-cell>
          <table:table-cell table:style-name="Table1.B2" office:value-type="string">
            <text:p text:style-name="P35">14.699540</text:p>
          </table:table-cell>
        </table:table-row>
        <table:table-row>
          <table:table-cell table:style-name="Table1.A2" office:value-type="string">
            <text:p text:style-name="P28">1,625,600</text:p>
          </table:table-cell>
          <table:table-cell table:style-name="Table1.B2" office:value-type="string">
            <text:p text:style-name="P35">10.382031</text:p>
          </table:table-cell>
        </table:table-row>
        <table:table-row>
          <table:table-cell table:style-name="Table1.A2" office:value-type="string">
            <text:p text:style-name="P28">2,422,400</text:p>
          </table:table-cell>
          <table:table-cell table:style-name="Table1.B2" office:value-type="string">
            <text:p text:style-name="P35">19.596463</text:p>
          </table:table-cell>
        </table:table-row>
        <table:table-row>
          <table:table-cell table:style-name="Table1.A2" office:value-type="string">
            <text:p text:style-name="P28">3,219,200</text:p>
          </table:table-cell>
          <table:table-cell table:style-name="Table1.B2" office:value-type="string">
            <text:p text:style-name="P35">16.793851</text:p>
          </table:table-cell>
        </table:table-row>
        <table:table-row>
          <table:table-cell table:style-name="Table1.A2" office:value-type="string">
            <text:p text:style-name="P28">4,016,000</text:p>
          </table:table-cell>
          <table:table-cell table:style-name="Table1.B2" office:value-type="string">
            <text:p text:style-name="P35">7.153750</text:p>
          </table:table-cell>
        </table:table-row>
        <table:table-row>
          <table:table-cell table:style-name="Table1.A2" office:value-type="string">
            <text:p text:style-name="P28">4,812,800</text:p>
          </table:table-cell>
          <table:table-cell table:style-name="Table1.B2" office:value-type="string">
            <text:p text:style-name="P35">14.133355</text:p>
          </table:table-cell>
        </table:table-row>
        <table:table-row>
          <table:table-cell table:style-name="Table1.A2" office:value-type="string">
            <text:p text:style-name="P28">5,609,600</text:p>
          </table:table-cell>
          <table:table-cell table:style-name="Table1.B2" office:value-type="string">
            <text:p text:style-name="P35">10.066575</text:p>
          </table:table-cell>
        </table:table-row>
        <table:table-row>
          <table:table-cell table:style-name="Table1.A2" office:value-type="string">
            <text:p text:style-name="P28">6,406,400</text:p>
          </table:table-cell>
          <table:table-cell table:style-name="Table1.B2" office:value-type="string">
            <text:p text:style-name="P35">14.661473</text:p>
          </table:table-cell>
        </table:table-row>
        <table:table-row>
          <table:table-cell table:style-name="Table1.A2" office:value-type="string">
            <text:p text:style-name="P28">7,203,200</text:p>
          </table:table-cell>
          <table:table-cell table:style-name="Table1.B2" office:value-type="string">
            <text:p text:style-name="P35">15.442485</text:p>
          </table:table-cell>
        </table:table-row>
        <table:table-row table:style-name="Table1.1">
          <table:table-cell table:style-name="Table1.A2" office:value-type="string">
            <text:p text:style-name="P28">8,000,000</text:p>
          </table:table-cell>
          <table:table-cell table:style-name="Table1.B2" office:value-type="string">
            <text:p text:style-name="P35">5.787004</text:p>
          </table:table-cell>
        </table:table-row>
      </table:table>
      <text:list xml:id="list205420280568114" text:continue-numbering="true" text:style-name="L7">
        <text:list-header>
          <text:p text:style-name="P12"><text:span text:style-name="T13"/></text:p>
        </text:list-header>
        <text:list-item>
          <text:p text:style-name="P12"><text:span text:style-name="T13">Discuss the shape of the curve. In particular, explain what the sudden slope changes in the curve correspond to. (4 points)</text:span></text:p>
        </text:list-item>
        <text:list-item>
          <text:p text:style-name="P20"><text:span text:style-name="T5">In class we discussed how modern out-of-order processors can execute many instructions in parallel through the use of pipelining. Thus even if a single instruction takes t nanoseconds to complete, ten instructions will likely take much less than 10t nanoseconds to complete. Does this affect our benchmark? That is, if it takes t cycles to run c steps in our pointer chasing benchmark, how can we be sure that a single step is actually completing in c t cycles and that the steps aren’t simply being pipelined? (2 points)</text:span></text:p>
        </text:list-item>
        <text:list-item>
          <text:p text:style-name="P20"><text:span text:style-name="T5">BONUS: We would ideally like the index, i, to eventually traverse through the entire array. That is, we would like i to take on all the values between 0 and N eventually. However not every array A allows this. Write a function that when given an array A, computes how many unique values i actually takes on. Explain how the code works. (16 points)</text:span></text:p>
        </text:list-item>
      </text:list>
      <text:p text:style-name="P21"><text:span text:style-name="T5"/></text:p>
      <text:h text:style-name="P26" text:outline-level="1"><text:span text:style-name="T13">3.</text:span><text:span text:style-name="T12">3 Tasks</text:span></text:h>
      <text:list xml:id="list2066808908477072742" text:style-name="L8">
        <text:list-item>
          <text:p text:style-name="P22"><text:span text:style-name="T6">Plot the relationship between the average bandwidth (in Mbps) sustained by the memory system and the total size (in bytes) of the array. Produce a plot using each of the three copy routines, your own routine, simd_memcpy and simd_memcpy_cache. Vary the size of the array from 32 kilobytes to 8 megabytes. (3 × 8 points)</text:span></text:p>
        </text:list-item>
      </text:list>
      <table:table table:name="Table2" table:style-name="Table2">
        <table:table-column table:style-name="Table2.A" table:number-columns-repeated="4"/>
        <table:table-row>
          <table:table-cell table:style-name="Table2.A1" office:value-type="string">
            <text:p text:style-name="P30">Size in bytes of array</text:p>
          </table:table-cell>
          <table:table-cell table:style-name="Table2.A1" office:value-type="string">
            <text:p text:style-name="P30">memcpy</text:p>
          </table:table-cell>
          <table:table-cell table:style-name="Table2.A1" office:value-type="string">
            <text:p text:style-name="P30">simd_memcpy</text:p>
          </table:table-cell>
          <table:table-cell table:style-name="Table2.D1" office:value-type="string">
            <text:p text:style-name="P30">simd_memcpy_cache</text:p>
          </table:table-cell>
        </table:table-row>
        <table:table-row>
          <table:table-cell table:style-name="Table2.A2" office:value-type="string">
            <text:p text:style-name="P33">32,000</text:p>
          </table:table-cell>
          <table:table-cell table:style-name="Table2.A2" office:value-type="string">
            <text:p text:style-name="P34">23342.214 </text:p>
          </table:table-cell>
          <table:table-cell table:style-name="Table2.A2" office:value-type="string">
            <text:p text:style-name="P34">28356.363 </text:p>
          </table:table-cell>
          <table:table-cell table:style-name="Table2.D2" office:value-type="string">
            <text:p text:style-name="P34">42949.673 </text:p>
          </table:table-cell>
        </table:table-row>
        <table:table-row table:style-name="Table2.3">
          <table:table-cell table:style-name="Table2.A2" office:value-type="string">
            <text:p text:style-name="P34">828,800</text:p>
          </table:table-cell>
          <table:table-cell table:style-name="Table2.A2" office:value-type="string">
            <text:p text:style-name="P34">35069.247 </text:p>
          </table:table-cell>
          <table:table-cell table:style-name="Table2.A2" office:value-type="string">
            <text:p text:style-name="P34">26112.595 </text:p>
          </table:table-cell>
          <table:table-cell table:style-name="Table2.D2" office:value-type="string">
            <text:p text:style-name="P34">29871.013 </text:p>
          </table:table-cell>
        </table:table-row>
        <text:soft-page-break/>
        <table:table-row table:style-name="Table2.3">
          <table:table-cell table:style-name="Table2.A2" office:value-type="string">
            <text:p text:style-name="P34">1,625,600</text:p>
          </table:table-cell>
          <table:table-cell table:style-name="Table2.A2" office:value-type="string">
            <text:p text:style-name="P34">39157.275</text:p>
          </table:table-cell>
          <table:table-cell table:style-name="Table2.A2" office:value-type="string">
            <text:p text:style-name="P34">35259.266</text:p>
          </table:table-cell>
          <table:table-cell table:style-name="Table2.D2" office:value-type="string">
            <text:p text:style-name="P34">35236.488</text:p>
          </table:table-cell>
        </table:table-row>
        <table:table-row table:style-name="Table2.3">
          <table:table-cell table:style-name="Table2.A2" office:value-type="string">
            <text:p text:style-name="P34">2,422,400</text:p>
          </table:table-cell>
          <table:table-cell table:style-name="Table2.A2" office:value-type="string">
            <text:p text:style-name="P34">40298.590</text:p>
          </table:table-cell>
          <table:table-cell table:style-name="Table2.A2" office:value-type="string">
            <text:p text:style-name="P34">38909.648</text:p>
          </table:table-cell>
          <table:table-cell table:style-name="Table2.D2" office:value-type="string">
            <text:p text:style-name="P34">32140.077</text:p>
          </table:table-cell>
        </table:table-row>
        <table:table-row table:style-name="Table2.3">
          <table:table-cell table:style-name="Table2.A2" office:value-type="string">
            <text:p text:style-name="P34">3,219,200</text:p>
          </table:table-cell>
          <table:table-cell table:style-name="Table2.A2" office:value-type="string">
            <text:p text:style-name="P34">42293.824</text:p>
          </table:table-cell>
          <table:table-cell table:style-name="Table2.A2" office:value-type="string">
            <text:p text:style-name="P34">15228.877</text:p>
          </table:table-cell>
          <table:table-cell table:style-name="Table2.D2" office:value-type="string">
            <text:p text:style-name="P34">21821.904</text:p>
          </table:table-cell>
        </table:table-row>
        <table:table-row table:style-name="Table2.3">
          <table:table-cell table:style-name="Table2.A2" office:value-type="string">
            <text:p text:style-name="P34">4,016,000</text:p>
          </table:table-cell>
          <table:table-cell table:style-name="Table2.A2" office:value-type="string">
            <text:p text:style-name="P34">49724.944</text:p>
          </table:table-cell>
          <table:table-cell table:style-name="Table2.A2" office:value-type="string">
            <text:p text:style-name="P34">72683.191</text:p>
          </table:table-cell>
          <table:table-cell table:style-name="Table2.D2" office:value-type="string">
            <text:p text:style-name="P34">28610.318</text:p>
          </table:table-cell>
        </table:table-row>
        <table:table-row table:style-name="Table2.3">
          <table:table-cell table:style-name="Table2.A2" office:value-type="string">
            <text:p text:style-name="P34">4,812,800</text:p>
          </table:table-cell>
          <table:table-cell table:style-name="Table2.A2" office:value-type="string">
            <text:p text:style-name="P34">61708.357</text:p>
          </table:table-cell>
          <table:table-cell table:style-name="Table2.A2" office:value-type="string">
            <text:p text:style-name="P34">53920.124</text:p>
          </table:table-cell>
          <table:table-cell table:style-name="Table2.D2" office:value-type="string">
            <text:p text:style-name="P34">28124.481</text:p>
          </table:table-cell>
        </table:table-row>
        <table:table-row table:style-name="Table2.3">
          <table:table-cell table:style-name="Table2.A2" office:value-type="string">
            <text:p text:style-name="P34">5,609,000</text:p>
          </table:table-cell>
          <table:table-cell table:style-name="Table2.A2" office:value-type="string">
            <text:p text:style-name="P34">45886.626</text:p>
          </table:table-cell>
          <table:table-cell table:style-name="Table2.A2" office:value-type="string">
            <text:p text:style-name="P34">49533.406</text:p>
          </table:table-cell>
          <table:table-cell table:style-name="Table2.D2" office:value-type="string">
            <text:p text:style-name="P34">27200.425</text:p>
          </table:table-cell>
        </table:table-row>
        <table:table-row table:style-name="Table2.3">
          <table:table-cell table:style-name="Table2.A2" office:value-type="string">
            <text:p text:style-name="P34">6,406,400</text:p>
          </table:table-cell>
          <table:table-cell table:style-name="Table2.A2" office:value-type="string">
            <text:p text:style-name="P34">49759.979</text:p>
          </table:table-cell>
          <table:table-cell table:style-name="Table2.A2" office:value-type="string">
            <text:p text:style-name="P34">42821.337</text:p>
          </table:table-cell>
          <table:table-cell table:style-name="Table2.D2" office:value-type="string">
            <text:p text:style-name="P34">11000.619</text:p>
          </table:table-cell>
        </table:table-row>
        <table:table-row table:style-name="Table2.3">
          <table:table-cell table:style-name="Table2.A2" office:value-type="string">
            <text:p text:style-name="P34">7,203,200</text:p>
          </table:table-cell>
          <table:table-cell table:style-name="Table2.A2" office:value-type="string">
            <text:p text:style-name="P34">47301.402</text:p>
          </table:table-cell>
          <table:table-cell table:style-name="Table2.A2" office:value-type="string">
            <text:p text:style-name="P34">48227.714</text:p>
          </table:table-cell>
          <table:table-cell table:style-name="Table2.D2" office:value-type="string">
            <text:p text:style-name="P34">30462.489</text:p>
          </table:table-cell>
        </table:table-row>
      </table:table>
      <text:list xml:id="list205421580331586" text:continue-numbering="true" text:style-name="L8">
        <text:list-header>
          <text:p text:style-name="P22"><text:span text:style-name="T6"/></text:p>
        </text:list-header>
        <text:list-item>
          <text:p text:style-name="P22"><text:span text:style-name="T6">Discuss the shape of the curve. Explain any sudden increases in bandwidth as the array size varies. (4 points)</text:span></text:p>
        </text:list-item>
        <text:list-item>
          <text:p text:style-name="P22"><text:span text:style-name="T6">Explain why it is necessary to first “warm up the cache” by copying the array a few times before starting timing. (2 points)</text:span></text:p>
        </text:list-item>
        <text:list-item>
          <text:p text:style-name="P22"><text:span text:style-name="T6">We are trying to measure the maximum bandwidth that the memory system can sustain. Explain why an inefficient array copying procedure would yield an inaccurate measure of the bandwidth. (2 points)</text:span></text:p>
        </text:list-item>
        <text:list-item>
          <text:p text:style-name="P22"><text:span text:style-name="T6">The simd copying procedures use SSE intrinsics to improve the performance. Intel and AMD processors come with a special set of instructions, called SSE instructions, for directly controlling the simd functional units. SSE intrinsics are a pleasant C wrapper for these instructions, so that the user does not need to write assembly code to gain access to this functionality. Find all the different SSE intrinsics calls (they start with “_mm_”) and explain what each of them do. The “Intel Intrinsics Guide” is a good resource. (2 × 3 points)</text:span></text:p>
        </text:list-item>
      </text:list>
      <text:h text:style-name="P27" text:outline-level="1"><text:span text:style-name="T14">4.</text:span><text:span text:style-name="T12">3 Tasks</text:span></text:h>
      <text:list xml:id="list6017715521743096768" text:style-name="L9">
        <text:list-item>
          <text:p text:style-name="P23"><text:span text:style-name="T7">Produce a table recording the Flops and IPC of each matrix multiply implementation. (6 × 4 points)</text:span></text:p>
        </text:list-item>
      </text:list>
      <table:table table:name="Table3" table:style-name="Table3">
        <table:table-column table:style-name="Table3.A" table:number-columns-repeated="3"/>
        <table:table-row>
          <table:table-cell table:style-name="Table3.A1" office:value-type="string">
            <text:p text:style-name="P32"/>
          </table:table-cell>
          <table:table-cell table:style-name="Table3.A1" office:value-type="string">
            <text:p text:style-name="P31">Flops</text:p>
          </table:table-cell>
          <table:table-cell table:style-name="Table3.C1" office:value-type="string">
            <text:p text:style-name="P31">IPC</text:p>
          </table:table-cell>
        </table:table-row>
        <table:table-row>
          <table:table-cell table:style-name="Table3.A2" office:value-type="string">
            <text:p text:style-name="P31">naive_sgemm</text:p>
          </table:table-cell>
          <table:table-cell table:style-name="Table3.A2" office:value-type="string">
            <text:p text:style-name="P36">490375.508054</text:p>
          </table:table-cell>
          <table:table-cell table:style-name="Table3.C2" office:value-type="string">
            <text:p text:style-name="P36">1.000000</text:p>
          </table:table-cell>
        </table:table-row>
        <table:table-row>
          <table:table-cell table:style-name="Table3.A2" office:value-type="string">
            <text:p text:style-name="P31">opt_simd_sgemm</text:p>
          </table:table-cell>
          <table:table-cell table:style-name="Table3.A2" office:value-type="string">
            <text:p text:style-name="P36">21819711.510069</text:p>
          </table:table-cell>
          <table:table-cell table:style-name="Table3.C2" office:value-type="string">
            <text:p text:style-name="P36">1.000001</text:p>
          </table:table-cell>
        </table:table-row>
        <table:table-row>
          <table:table-cell table:style-name="Table3.A2" office:value-type="string">
            <text:p text:style-name="P31">opt_scalar0_sgemm</text:p>
          </table:table-cell>
          <table:table-cell table:style-name="Table3.A2" office:value-type="string">
            <text:p text:style-name="P36">1375249.495420</text:p>
          </table:table-cell>
          <table:table-cell table:style-name="Table3.C2" office:value-type="string">
            <text:p text:style-name="P36">1.000000</text:p>
          </table:table-cell>
        </table:table-row>
        <table:table-row>
          <table:table-cell table:style-name="Table3.A2" office:value-type="string">
            <text:p text:style-name="P31">opt_scalar1_sgemm</text:p>
          </table:table-cell>
          <table:table-cell table:style-name="Table3.A2" office:value-type="string">
            <text:p text:style-name="P36">2648371.578483.</text:p>
          </table:table-cell>
          <table:table-cell table:style-name="Table3.C2" office:value-type="string">
            <text:p text:style-name="P36">1.000000</text:p>
          </table:table-cell>
        </table:table-row>
      </table:table>
      <text:list xml:id="list205420758566508" text:continue-numbering="true" text:style-name="L9">
        <text:list-header>
          <text:p text:style-name="P23"><text:span text:style-name="T7"/></text:p>
        </text:list-header>
        <text:list-item>
          <text:p text:style-name="P23"><text:soft-page-break/><text:span text:style-name="T7">How many floating point operations (in this case, multiply and add) are performed to multiply two square matrices of size n? (3 points)</text:span></text:p>
        </text:list-item>
      </text:list>
      <text:p text:style-name="P19"><text:span text:style-name="T15">F</text:span><text:span text:style-name="T12">or each element of the resulting matrix, we have to do three floating point operations. Since there are n^2 elements in the resulting matrix, there are a total of 3n^2 floating point operations completed.</text:span></text:p>
      <text:list xml:id="list205421030018481" text:continue-numbering="true" text:style-name="L9">
        <text:list-item>
          <text:p text:style-name="P23"><text:span text:style-name="T7">Compute the Flops by dividing the total number of floating point operations performed by the time in seconds required.</text:span></text:p>
        </text:list-item>
        <text:list-item>
          <text:p text:style-name="P23"><text:span text:style-name="T7">Some of the implementations should have measured IPC exceeding 1, indicating that the processor is completing more than one instruction per cycle. How can this be? (2 points)</text:span></text:p>
        </text:list-item>
        <text:list-item>
          <text:p text:style-name="P23"><text:span text:style-name="T7">Comparing opt_scalar1_sgemm with opt_simd_sgemm, opt_simd_sgemm should have a lower measured IPC than opt_scalar1_sgemm even though it performs nearly eight times more floating point operations per second. How can this be? Isn’t a higher IPC always an indicator of an efficient program? (2 poi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14:21:09.072609868</meta:creation-date>
    <dc:date>2016-09-13T20:54:19.442587266</dc:date>
    <meta:editing-duration>PT9H32M40S</meta:editing-duration>
    <meta:editing-cycles>2</meta:editing-cycles>
    <meta:generator>LibreOffice/4.4.6.3$Linux_X86_64 LibreOffice_project/40m0$Build-3</meta:generator>
    <meta:document-statistic meta:table-count="3" meta:image-count="0" meta:object-count="0" meta:page-count="5" meta:paragraph-count="131" meta:word-count="1369" meta:character-count="8167" meta:non-whitespace-character-count="6946"/>
  </office:meta>
</office:document-meta>
</file>